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33a" officeooo:paragraph-rsid="000c833a" style:font-weight-asian="bold" style:font-weight-complex="bold"/>
    </style:style>
    <style:style style:name="P2" style:family="paragraph" style:parent-style-name="Standard">
      <style:text-properties fo:font-weight="normal" officeooo:rsid="000c833a" officeooo:paragraph-rsid="000c833a" style:font-weight-asian="normal" style:font-weight-complex="normal"/>
    </style:style>
    <style:style style:name="P3" style:family="paragraph" style:parent-style-name="Standard">
      <style:text-properties fo:font-style="italic" fo:font-weight="normal" officeooo:rsid="000c833a" officeooo:paragraph-rsid="000c833a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normal" fo:font-weight="normal" officeooo:rsid="000c833a" officeooo:paragraph-rsid="000c833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weight="normal" officeooo:rsid="000c833a" officeooo:paragraph-rsid="000c833a" style:font-weight-asian="normal" style:font-weight-complex="normal"/>
    </style:style>
    <style:style style:name="P6" style:family="paragraph" style:parent-style-name="Standard">
      <style:text-properties officeooo:rsid="0011e91b" officeooo:paragraph-rsid="0011e91b"/>
    </style:style>
    <style:style style:name="P7" style:family="paragraph" style:parent-style-name="Standard">
      <style:text-properties fo:font-weight="bold" officeooo:rsid="00120e24" officeooo:paragraph-rsid="00120e24" style:font-weight-asian="bold" style:font-weight-complex="bold"/>
    </style:style>
    <style:style style:name="P8" style:family="paragraph" style:parent-style-name="Standard">
      <style:text-properties fo:font-style="italic" fo:font-weight="normal" officeooo:rsid="00120e24" officeooo:paragraph-rsid="00120e24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normal" fo:font-weight="bold" officeooo:rsid="00120e24" officeooo:paragraph-rsid="00120e24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120e24" officeooo:paragraph-rsid="00120e24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rsid="0011e91b" officeooo:paragraph-rsid="0011e91b"/>
    </style:style>
    <style:style style:name="T1" style:family="text">
      <style:text-properties officeooo:rsid="00120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ÍCIOS: LEX</text:p>
      <text:p text:style-name="P2"/>
      <text:p text:style-name="P2"/>
      <text:p text:style-name="P1">Exercício 1</text:p>
      <text:p text:style-name="P3">Objetivo: entender <text:span text:style-name="T1">a estrutura de um programa em lex.</text:span></text:p>
      <text:p text:style-name="P3"/>
      <text:p text:style-name="P11">Encontre o programa lex-demo/lexdemo.l. <text:span text:style-name="T1">Primeiro, leia o código e marque todas as expressões ou marcações que parecem estranhas. Após:</text:span></text:p>
      <text:p text:style-name="P11">a) Localize as três partes principais (definições, regras e subrotinas).</text:p>
      <text:p text:style-name="P11">b) Encontre as expressões regulares relacionadas a inteiros positivos, inteiros negativos e palavras.</text:p>
      <text:p text:style-name="P11">c) Compile (veja as instruções em leiame.txt) e teste o programa. </text:p>
      <text:p text:style-name="P11">d) Remova as expressões [[:space:]]+;, [[:^space:]]+;, e [.\n]*; no fim da seção de regras. Desta vez, o que acontece com o programa? Qual é a função dessas regras?</text:p>
      <text:p text:style-name="P11">e) Passe as expressões [[:space:]]+;, [[:^space:]]+;, e [.\n]*; para o começo do programa. Novamente, compile e teste. O que aconteceu? Por que?</text:p>
      <text:p text:style-name="P11">f) Como um programa em Lex resolve possíveis coincidências entre regras que são ativadas?</text:p>
      <text:p text:style-name="P2"/>
      <text:p text:style-name="P1">Exercício 2</text:p>
      <text:p text:style-name="P3">Objetivo: a<text:span text:style-name="T1">dicionar regras.</text:span></text:p>
      <text:p text:style-name="P4"/>
      <text:p text:style-name="P6">Modifique o programa lexdemo.l para que ele seja capaz, também, de reconhecer <text:span text:style-name="T1">números em ponto flutuante. Teste o seu programa.</text:span></text:p>
      <text:p text:style-name="P6"/>
      <text:p text:style-name="P7">Exercício 3</text:p>
      <text:p text:style-name="P8">Objetivo: usar variáveis em programas em Lex</text:p>
      <text:p text:style-name="P10"/>
      <text:p text:style-name="P10">Modifique novamente o programa para que ele retorne somente a soma dos números (tanto inteiros quanto de ponto flutuante) encontrados ao longo da entrada. Teste o programa.</text:p>
      <text:p text:style-name="P8"/>
      <text:p text:style-name="P9">Exercício 4</text:p>
      <text:p text:style-name="P8">Objetivo: entender o problema do balanceamento de parênteses.</text:p>
      <text:p text:style-name="P8"/>
      <text:p text:style-name="P10">Faça um programa em Lex (pode usar o anterior como base) que identifica se uma string recebida como entrada tem parênteses balanceados. Teste o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09:41.972055068</meta:creation-date>
    <dc:date>2019-02-11T10:46:21.836240190</dc:date>
    <meta:editing-duration>PT10M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26" meta:character-count="1466" meta:non-whitespace-character-count="1258"/>
  </office:meta>
</office:document-meta>
</file>